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122f45"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4"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5"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7"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8"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9"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0"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1"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2"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3"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4"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5"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6"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7"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8"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19"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0"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1"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2"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3"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4"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5"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6"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7"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8"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29"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0"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1"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2"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3"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4"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5"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6"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7"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8"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39"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0"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1"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2"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3"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4"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5"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6"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7"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8"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49"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0"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1"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2"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3"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4"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61"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62"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63"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4"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5"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6"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67"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68"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69"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70"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71"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72"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73"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4"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5"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6"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77"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78"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79"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80"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81"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82"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83"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4"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5"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6"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87"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88"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89"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90"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91"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92"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93"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4"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5"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6"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97"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98"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99"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100"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101"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P113" style:family="paragraph" style:parent-style-name="Standard">
      <style:paragraph-properties fo:text-align="center" style:justify-single-word="false"/>
      <style:text-properties fo:font-size="16pt" officeooo:rsid="00122f45" officeooo:paragraph-rsid="00645e42" style:font-size-asian="14pt" style:font-size-complex="16pt"/>
    </style:style>
    <style:style style:name="P114"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115" style:family="paragraph" style:parent-style-name="Standard">
      <style:paragraph-properties fo:text-align="center" style:justify-single-word="false"/>
      <style:text-properties fo:font-size="16pt" officeooo:rsid="001fda2c" officeooo:paragraph-rsid="00645e42" style:font-size-asian="14pt" style:font-size-complex="16pt"/>
    </style:style>
    <style:style style:name="P116" style:family="paragraph" style:parent-style-name="Standard">
      <style:paragraph-properties fo:margin-top="0in" fo:margin-bottom="0.1in" style:contextual-spacing="false" fo:text-align="center" style:justify-single-word="false"/>
      <style:text-properties fo:font-size="16pt" officeooo:rsid="001fda2c" officeooo:paragraph-rsid="00645e42" style:font-size-asian="14pt" style:font-size-complex="16pt"/>
    </style:style>
    <style:style style:name="P117" style:family="paragraph" style:parent-style-name="Standard">
      <style:paragraph-properties fo:text-align="center" style:justify-single-word="false"/>
      <style:text-properties fo:font-size="24pt" officeooo:rsid="00122f45" officeooo:paragraph-rsid="00645e42" style:font-size-asian="21pt" style:font-size-complex="24pt"/>
    </style:style>
    <style:style style:name="P118" style:family="paragraph" style:parent-style-name="Standard">
      <style:text-properties officeooo:paragraph-rsid="00645e42"/>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officeooo:rsid="00173e0b"/>
    </style:style>
    <style:style style:name="T6" style:family="text">
      <style:text-properties officeooo:rsid="001d7b86"/>
    </style:style>
    <style:style style:name="T7" style:family="text">
      <style:text-properties officeooo:rsid="001eeb3d"/>
    </style:style>
    <style:style style:name="T8" style:family="text">
      <style:text-properties officeooo:rsid="001fe7b3"/>
    </style:style>
    <style:style style:name="T9" style:family="text">
      <style:text-properties officeooo:rsid="002926c4"/>
    </style:style>
    <style:style style:name="T10" style:family="text">
      <style:text-properties fo:font-style="normal" style:font-style-asian="normal" style:font-style-complex="normal"/>
    </style:style>
    <style:style style:name="T11" style:family="text">
      <style:text-properties fo:font-style="normal" officeooo:rsid="003e07ff" style:font-style-asian="normal" style:font-style-complex="normal"/>
    </style:style>
    <style:style style:name="T12" style:family="text">
      <style:text-properties fo:font-style="normal" officeooo:rsid="004133c7" style:font-style-asian="normal" style:font-style-complex="normal"/>
    </style:style>
    <style:style style:name="T13" style:family="text">
      <style:text-properties fo:font-style="normal" officeooo:rsid="004bf654" style:font-style-asian="normal" style:font-style-complex="normal"/>
    </style:style>
    <style:style style:name="T14" style:family="text">
      <style:text-properties fo:font-style="normal" officeooo:rsid="0050afaf" style:font-style-asian="normal" style:font-style-complex="normal"/>
    </style:style>
    <style:style style:name="T15" style:family="text">
      <style:text-properties fo:font-style="normal" officeooo:rsid="00611440" style:font-style-asian="normal" style:font-style-complex="normal"/>
    </style:style>
    <style:style style:name="T16" style:family="text">
      <style:text-properties officeooo:rsid="0058031a"/>
    </style:style>
    <style:style style:name="T17" style:family="text">
      <style:text-properties officeooo:rsid="0058a318"/>
    </style:style>
    <style:style style:name="T18" style:family="text">
      <style:text-properties officeooo:rsid="0059bba2"/>
    </style:style>
    <style:style style:name="T19" style:family="text">
      <style:text-properties officeooo:rsid="005bbac6"/>
    </style:style>
    <style:style style:name="T20" style:family="text">
      <style:text-properties officeooo:rsid="005bf997"/>
    </style:style>
    <style:style style:name="T21" style:family="text">
      <style:text-properties officeooo:rsid="005c8442"/>
    </style:style>
    <style:style style:name="T22" style:family="text">
      <style:text-properties officeooo:rsid="005f35a9"/>
    </style:style>
    <style:style style:name="T23" style:family="text">
      <style:text-properties officeooo:rsid="001fda2c"/>
    </style:style>
    <style:style style:name="T24" style:family="text">
      <style:text-properties officeooo:rsid="0065e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18"/>
      <text:p text:style-name="P118"/>
      <text:p text:style-name="P118"/>
      <text:p text:style-name="P118"/>
      <text:p text:style-name="P118"/>
      <text:p text:style-name="P118"/>
      <text:p text:style-name="P117">The Perfect American Quran</text:p>
      <text:p text:style-name="P115">or</text:p>
      <text:p text:style-name="P116">The Perfect American Recitation<text:line-break/><text:span text:style-name="T4">or</text:span></text:p>
      <text:p text:style-name="P115"><text:span text:style-name="T4">The Perfect American Recitation of the Century</text:span></text:p>
      <text:p text:style-name="P113"/>
      <text:p text:style-name="P113"/>
      <text:p text:style-name="P113"/>
      <text:p text:style-name="P113"/>
      <text:p text:style-name="P113">A <text:span text:style-name="T24">Perfect </text:span><text:span text:style-name="T5">Modern</text:span> American English Translation of the Glorious <text:span text:style-name="T23">Arabic </text:span>Quran</text:p>
      <text:p text:style-name="P113">without insertions or additional commentary.</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ranslated and Compiled by Steven Spiros Angelaki II</text:p>
      <text:p text:style-name="P2"/>
      <text:p text:style-name="P2"><text:soft-page-break/></text:p>
      <text:p text:style-name="P2">Table of Contents</text:p>
      <text:p text:style-name="P61">(Contents Page 1)</text:p>
      <text:p text:style-name="P2"/>
      <text:p text:style-name="P3">Chapter 1 – The Opening</text:p>
      <text:p text:style-name="P3">Chapter 2 – The Calf </text:p>
      <text:p text:style-name="P3">Chapter 3 – The Family of Imran</text:p>
      <text:p text:style-name="P3">Chapter 4 – The Women</text:p>
      <text:p text:style-name="P3">Chapter 5 – The Table</text:p>
      <text:p text:style-name="P3">Chapter 6 – The Cattle</text:p>
      <text:p text:style-name="P3">Chapter 7 – The Heights</text:p>
      <text:p text:style-name="P3">Chapter 8 – The Spoils of War</text:p>
      <text:p text:style-name="P3">Chapter 9 – The Repentance</text:p>
      <text:p text:style-name="P3">Chapter 10 – Jonah</text:p>
      <text:p text:style-name="P3">Chapter 11 – Hud</text:p>
      <text:p text:style-name="P3">Chapter 12 – Joseph</text:p>
      <text:p text:style-name="P3">Chapter 13 – The Thunder</text:p>
      <text:p text:style-name="P3">Chapter 14 – Abraham</text:p>
      <text:p text:style-name="P3">Chapter 15 – The Stoneland</text:p>
      <text:p text:style-name="P3">Chapter 16 – The Bees</text:p>
      <text:p text:style-name="P3">Chapter 17 – The Night Journey</text:p>
      <text:p text:style-name="P3">Chapter 18 – The Cave</text:p>
      <text:p text:style-name="P3">Chapter 19 – Mary</text:p>
      <text:p text:style-name="P3">Chapter 20 – Mysterious Letters 1</text:p>
      <text:p text:style-name="P3">Chapter 21 – The Prophets</text:p>
      <text:p text:style-name="P3">Chapter 22 – The Pilgrimage</text:p>
      <text:p text:style-name="P3">Chapter 23 – The Believers</text:p>
      <text:p text:style-name="P3">Chapter 24 – The Light</text:p>
      <text:p text:style-name="P3">Chapter 25 – The Standard</text:p>
      <text:p text:style-name="P3">Chapter 26 – The Poets</text:p>
      <text:p text:style-name="P3">Chapter 27 – The Ants</text:p>
      <text:p text:style-name="P3">Chapter 28 – The Stories</text:p>
      <text:p text:style-name="P3">Chapter 29 – The Spider</text:p>
      <text:p text:style-name="P3">Chapter 30 – The Romans</text:p>
      <text:p text:style-name="P3">Chapter 31 – Luqman</text:p>
      <text:p text:style-name="P3">Chapter 32 – The Prostration</text:p>
      <text:p text:style-name="P3"/>
      <text:p text:style-name="P3"><text:soft-page-break/></text:p>
      <text:p text:style-name="P2">Table of Contents</text:p>
      <text:p text:style-name="P61">(Contents Page 2)</text:p>
      <text:p text:style-name="P2"/>
      <text:p text:style-name="P3">Chapter 33 – The Confederates</text:p>
      <text:p text:style-name="P3">Chapter 34 – Sheba</text:p>
      <text:p text:style-name="P3">Chapter 35 – The Originator</text:p>
      <text:p text:style-name="P3">Chapter 36 – Mysterious Letters 2</text:p>
      <text:p text:style-name="P3">Chapter 37 – The Rangers</text:p>
      <text:p text:style-name="P3">Chapter 38 – S</text:p>
      <text:p text:style-name="P3">Chapter 39 – The Troops</text:p>
      <text:p text:style-name="P3">Chapter 40 – The Forgiver</text:p>
      <text:p text:style-name="P3">Chapter 41 – Expounded</text:p>
      <text:p text:style-name="P3">Chapter 42 – The Consultation</text:p>
      <text:p text:style-name="P3">Chapter 43 – The Ornaments of Gold</text:p>
      <text:p text:style-name="P3">Chapter 44 – The Smoke</text:p>
      <text:p text:style-name="P3">Chapter 45 – The Kneeling Down</text:p>
      <text:p text:style-name="P3">Chapter 46 – The Dunes</text:p>
      <text:p text:style-name="P3">Chapter 47 – Muhammad</text:p>
      <text:p text:style-name="P3">Chapter 48 – The Victory</text:p>
      <text:p text:style-name="P3">Chapter 49 – The Private Apartments</text:p>
      <text:p text:style-name="P3">Chapter 50 – Q</text:p>
      <text:p text:style-name="P3">Chapter 51 – The Winds That Scatter</text:p>
      <text:p text:style-name="P3">Chapter 52 – The Mount</text:p>
      <text:p text:style-name="P3">Chapter 53 – The Star</text:p>
      <text:p text:style-name="P3">Chapter 54 – The Moon</text:p>
      <text:p text:style-name="P3">Chapter 55 – The Most Merciful</text:p>
      <text:p text:style-name="P3">Chapter 56 – The Inevitable Event</text:p>
      <text:p text:style-name="P3">Chapter 57 – The Iron</text:p>
      <text:p text:style-name="P3">Chapter 58 – The Pleading Woman</text:p>
      <text:p text:style-name="P3">Chapter 59 – The Gathering / The Exile</text:p>
      <text:p text:style-name="P3">Chapter 60 – The Examined One</text:p>
      <text:p text:style-name="P3">Chapter 61 – The Ranks</text:p>
      <text:p text:style-name="P3">Chapter 62 – The Friday</text:p>
      <text:p text:style-name="P3">Chapter 63 – The Hypocrites</text:p>
      <text:p text:style-name="P3">Chapter 64 – The Deprivation</text:p>
      <text:p text:style-name="P3"/>
      <text:p text:style-name="P2"><text:soft-page-break/>Table of Contents</text:p>
      <text:p text:style-name="P61">(Contents Page 3)</text:p>
      <text:p text:style-name="P2"/>
      <text:p text:style-name="P3">Chapter 65 – The Divorce</text:p>
      <text:p text:style-name="P3">Chapter 66 – The Prohibition</text:p>
      <text:p text:style-name="P3">Chapter 67 – The Kingdom</text:p>
      <text:p text:style-name="P3">Chapter 68 – The Pen</text:p>
      <text:p text:style-name="P3">Chapter 69 – The Reality</text:p>
      <text:p text:style-name="P3">Chapter 70 – The Ascension</text:p>
      <text:p text:style-name="P3">Chapter 71 – Noah</text:p>
      <text:p text:style-name="P3">Chapter 72 – The Devils</text:p>
      <text:p text:style-name="P3">Chapter 73 – The Enshrouded One</text:p>
      <text:p text:style-name="P3">Chapter 74 – The Cloaked One</text:p>
      <text:p text:style-name="P3">Chapter 75 – The Resurrection</text:p>
      <text:p text:style-name="P3">Chapter 76 – The Human</text:p>
      <text:p text:style-name="P3">Chapter 77 – The Emissaries / Winds Sent Forth</text:p>
      <text:p text:style-name="P3">Chapter 78 – The Great News</text:p>
      <text:p text:style-name="P3">Chapter 79 – The Soul Snatchers</text:p>
      <text:p text:style-name="P3">Chapter 80 – He Frowned</text:p>
      <text:p text:style-name="P3">Chapter 81 – The Coiling</text:p>
      <text:p text:style-name="P3">Chapter 82 – The Breaking Apart</text:p>
      <text:p text:style-name="P3">Chapter 83 – The Cheaters</text:p>
      <text:p text:style-name="P3">Chapter 84 – The Schism</text:p>
      <text:p text:style-name="P3">Chapter 85 – The Constellations</text:p>
      <text:p text:style-name="P3">Chapter 86 – The Nightcomer</text:p>
      <text:p text:style-name="P3">Chapter 87 – The Most High</text:p>
      <text:p text:style-name="P3">Chapter 88 – The Overwhelming</text:p>
      <text:p text:style-name="P3">Chapter 89 – The Dawn</text:p>
      <text:p text:style-name="P3">Chapter 90 – The Country</text:p>
      <text:p text:style-name="P3">Chapter 91 – The Sun</text:p>
      <text:p text:style-name="P3">Chapter 92 – The Night</text:p>
      <text:p text:style-name="P3">Chapter 93 – The Morning Hours</text:p>
      <text:p text:style-name="P3">Chapter 94 – The Comfort</text:p>
      <text:p text:style-name="P3">Chapter 95 – The Fig Tree</text:p>
      <text:p text:style-name="P3">Chapter 96 – The Blood Clot</text:p>
      <text:p text:style-name="P3"/>
      <text:p text:style-name="P3"/>
      <text:p text:style-name="P2"><text:soft-page-break/>Table of Contents</text:p>
      <text:p text:style-name="P61">(Contents Page 4)</text:p>
      <text:p text:style-name="P2"/>
      <text:p text:style-name="P3">Chapter 97 – The Power</text:p>
      <text:p text:style-name="P3">Chapter 98 – The Evidence</text:p>
      <text:p text:style-name="P3">Chapter 99 – The Earthquake</text:p>
      <text:p text:style-name="P3">Chapter 100 – The War Horse</text:p>
      <text:p text:style-name="P3">Chapter 101 – The Calamity</text:p>
      <text:p text:style-name="P3">Chapter 102 – The Worldly Greed</text:p>
      <text:p text:style-name="P3">Chapter 103 – The Time</text:p>
      <text:p text:style-name="P3">Chapter 104 – The Slanderer</text:p>
      <text:p text:style-name="P3">Chapter 105 – The Elephant</text:p>
      <text:p text:style-name="P3">Chapter 106 – The Quraysh</text:p>
      <text:p text:style-name="P3">Chapter 107 – The Acts of Kindness</text:p>
      <text:p text:style-name="P3">Chapter 108 – The Abundance</text:p>
      <text:p text:style-name="P3">Chapter 109 – The Disbelievers</text:p>
      <text:p text:style-name="P3">Chapter 110 – The Support</text:p>
      <text:p text:style-name="P3">Chapter 111 – The Twisted Rope</text:p>
      <text:p text:style-name="P3">Chapter 112 – The Sincerity</text:p>
      <text:p text:style-name="P3">Chapter 113 – The Daybreak</text:p>
      <text:p text:style-name="P3">Chapter 114 – The Manki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Chapter 1</text:p>
      <text:p text:style-name="P4"/>
      <text:p text:style-name="P4">The Opening</text:p>
      <text:p text:style-name="P4">_</text:p>
      <text:p text:style-name="P4"/>
      <text:p text:style-name="P4"/>
      <text:p text:style-name="P62">1:1</text:p>
      <text:p text:style-name="P5">In the Name of God, <text:span text:style-name="T2">The Most Forgiving</text:span>, <text:span text:style-name="T2">The Most Merciful</text:span>.</text:p>
      <text:p text:style-name="P5"/>
      <text:p text:style-name="P62">1:2</text:p>
      <text:p text:style-name="P5">All praise to due to God, Lord of all that exists.</text:p>
      <text:p text:style-name="P5"/>
      <text:p text:style-name="P62">1:3</text:p>
      <text:p text:style-name="P5"><text:span text:style-name="T2">The Most Forgiving</text:span>, <text:span text:style-name="T2">The Most Merciful</text:span>.</text:p>
      <text:p text:style-name="P5"/>
      <text:p text:style-name="P62">1:4</text:p>
      <text:p text:style-name="P5">Master of the Day of Judgment.</text:p>
      <text:p text:style-name="P5"/>
      <text:p text:style-name="P62">1:5</text:p>
      <text:p text:style-name="P5">It is You we worship, and You we ask for help.</text:p>
      <text:p text:style-name="P5"/>
      <text:p text:style-name="P62">1:6</text:p>
      <text:p text:style-name="P5">Guide us to the Straight Path,</text:p>
      <text:p text:style-name="P5"/>
      <text:p text:style-name="P62">1:7</text:p>
      <text:p text:style-name="P5">the Path of those of whom You have bestowed Your Favor, not of those</text:p>
      <text:p text:style-name="P5">who have earned Your Anger, or those who have gone astray.</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Chapter 2</text:p>
      <text:p text:style-name="P4"/>
      <text:p text:style-name="P4">The Calf</text:p>
      <text:p text:style-name="P4">_</text:p>
      <text:p text:style-name="P5"/>
      <text:p text:style-name="P62">2:1</text:p>
      <text:p text:style-name="P5">الٓمٓ <text:span text:style-name="T1">(Alif Lam Meem)</text:span></text:p>
      <text:p text:style-name="P5"/>
      <text:p text:style-name="P62">2:2</text:p>
      <text:p text:style-name="P5">This is the Book, about which there is no doubt, a guide for those who are mindful.</text:p>
      <text:p text:style-name="P5"/>
      <text:p text:style-name="P62">2:3</text:p>
      <text:p text:style-name="P5">who believe in the Unseen, establish prayer, and from what We have provided for them, they spend.</text:p>
      <text:p text:style-name="P5"/>
      <text:p text:style-name="P62">2:4</text:p>
      <text:p text:style-name="P5">and those who believe in what is sent down to you, and what was sent down before you, and in the Hereafter they firmly believe.</text:p>
      <text:p text:style-name="P5"/>
      <text:p text:style-name="P62">2:5</text:p>
      <text:p text:style-name="P5">It is they who are upon Guidance from their Lord, and it is they who are the <text:span text:style-name="T16">S</text:span>uccessful.</text:p>
      <text:p text:style-name="P5"/>
      <text:p text:style-name="P62">2:6</text:p>
      <text:p text:style-name="P5">Indeed, as for those who disbelieve, it is the same for them, whether you warn them, or do not warn them, they do not believe.</text:p>
      <text:p text:style-name="P5"/>
      <text:p text:style-name="P62">2:7</text:p>
      <text:p text:style-name="P5">God has set a seal upon their hearts, and upon their hearing, and upon their vision is a veil, and for them is a Great Punishment.</text:p>
      <text:p text:style-name="P5"/>
      <text:p text:style-name="P62">2:8</text:p>
      <text:p text:style-name="P5">And of the people are some who say, “We believe in God and The Last Day.”, but they are not believers.</text:p>
      <text:p text:style-name="P5"/>
      <text:p text:style-name="P5"/>
      <text:p text:style-name="P5"><text:soft-page-break/></text:p>
      <text:p text:style-name="P62">2:9</text:p>
      <text:p text:style-name="P5">They seek to deceive God, and the believers, but they only deceive themselves, and they do not realize.</text:p>
      <text:p text:style-name="P5"/>
      <text:p text:style-name="P62">2:10</text:p>
      <text:p text:style-name="P5">In their hearts is disease, so God has increased them in disease, and for them is a painful Punishment, because they used to lie.</text:p>
      <text:p text:style-name="P5"/>
      <text:p text:style-name="P62">2:11</text:p>
      <text:p text:style-name="P5">And when it is said to them, “Do not spread corruption in the Earth.”, they say, “We are only reformers!”.</text:p>
      <text:p text:style-name="P5"/>
      <text:p text:style-name="P62">2:12</text:p>
      <text:p text:style-name="P5">Indeed, it is they who are the corruptors, but they do not realize it.</text:p>
      <text:p text:style-name="P5"/>
      <text:p text:style-name="P62">2:13</text:p>
      <text:p text:style-name="P5">And when it is said to them, “Believe as the people have believed.”, they reply, “Should we believe as the foolish have believed?”. Indeed, it is they who are the foolish, but they do not know.</text:p>
      <text:p text:style-name="P5"/>
      <text:p text:style-name="P62">2:14</text:p>
      <text:p text:style-name="P5">When they meet the believers, they say, “We believe.”. But when they are alone with their evil ones, they say, “Indeed, we are with you; we were only mocking.”</text:p>
      <text:p text:style-name="P5"/>
      <text:p text:style-name="P62">2:15</text:p>
      <text:p text:style-name="P5">It is God who mocks them, and prolongs them in their transgression, and they wander blindly.</text:p>
      <text:p text:style-name="P5"/>
      <text:p text:style-name="P62">2:16</text:p>
      <text:p text:style-name="P5">They are the ones who trade Guidance for misguidance, so they have profited nothing in this trade, and they are not Guided ones.</text:p>
      <text:p text:style-name="P5"/>
      <text:p text:style-name="P62">2:17</text:p>
      <text:p text:style-name="P5">Their example is like that of one who kindled a fire, but when it illuminated what was around them, God took away their light, and left them in darkness, so they do not see.</text:p>
      <text:p text:style-name="P5"/>
      <text:p text:style-name="P5"><text:soft-page-break/></text:p>
      <text:p text:style-name="P63">2:18</text:p>
      <text:p text:style-name="P6">Deaf, dumb, and blind, so they will not return.</text:p>
      <text:p text:style-name="P6"/>
      <text:p text:style-name="P63">2:19</text:p>
      <text:p text:style-name="P6">Or like a rainstorm from the sky, in which are darkness, thunder, and lightning, they press their fingers into their ears from the thunderclaps, for fear of death, and God encompasses the disbelievers.</text:p>
      <text:p text:style-name="P6"/>
      <text:p text:style-name="P63">2:20</text:p>
      <text:p text:style-name="P6">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5"/>
      <text:p text:style-name="P63">2:21</text:p>
      <text:p text:style-name="P6">O mankind! Worship your Lord, The One who created you, and those from before you, so that you may become Righteous.</text:p>
      <text:p text:style-name="P6"/>
      <text:p text:style-name="P63">2:22</text:p>
      <text:p text:style-name="P6">The One Who made for you the Earth a bed spread out, and the sky a canopy, and sent down from the sky water, then brought forth therefrom fruits as a provision for you, so do not make rivals to God, while you know.</text:p>
      <text:p text:style-name="P6"/>
      <text:p text:style-name="P63">2:23</text:p>
      <text:p text:style-name="P6">And if you are in doubt about what we have revealed to Our Servant, then produce a chapter like it, and call upon your helpers other than God, if you are truthful.</text:p>
      <text:p text:style-name="P6"/>
      <text:p text:style-name="P63">2:24</text:p>
      <text:p text:style-name="P6">But if you are unable to do so, and you will never be able to do so, then fear the Fire, whose fuel is man and stones, prepared for the disbelievers.</text:p>
      <text:p text:style-name="P6"/>
      <text:p text:style-name="P6"/>
      <text:p text:style-name="P6"/>
      <text:p text:style-name="P6"/>
      <text:p text:style-name="P6"/>
      <text:p text:style-name="P6"/>
      <text:p text:style-name="P6"><text:soft-page-break/></text:p>
      <text:p text:style-name="P63">2:25</text:p>
      <text:p text:style-name="P6">And give good news to those who believe and do Righteous deeds, that for them will be Gardens underneath which rivers flow. Every time they are provided with fruits therefrom as <text:span text:style-name="T17">a </text:span>provision, they say, “This is what we were provided with before.”, and they will be given therefrom the like, and for them therein are spouses, purified, and they therein will abide forever.</text:p>
      <text:p text:style-name="P6"/>
      <text:p text:style-name="P64">2:26</text:p>
      <text:p text:style-name="P7">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7"/>
      <text:p text:style-name="P64">2:27</text:p>
      <text:p text:style-name="P7">Those who break the Covenant of God after its ratification, and separate what God has ordered to be joined, and spread corruption in the Earth, it is they who are the losers.</text:p>
      <text:p text:style-name="P7"/>
      <text:p text:style-name="P64">2:28</text:p>
      <text:p text:style-name="P7">How can you disbelieve in God, when you were lifeless, and then He gave you life, then He will cause you to die, then He will bring you back to life, then to Him you will be returned?</text:p>
      <text:p text:style-name="P7"/>
      <text:p text:style-name="P64">2:29</text:p>
      <text:p text:style-name="P7">He is The One who created for you all of what is in the Earth, then He turned to the Heaven and fashioned them seven Heavens, and He, of everything, is <text:span text:style-name="T1">All Knowing</text:span>.</text:p>
      <text:p text:style-name="P7"/>
      <text:p text:style-name="P64">2:30</text:p>
      <text:p text:style-name="P7">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7"/>
      <text:p text:style-name="P7"/>
      <text:p text:style-name="P7"><text:soft-page-break/></text:p>
      <text:p text:style-name="P64">2:31</text:p>
      <text:p text:style-name="P7">And He taught Adam the names, all of them, then, He displayed them to the Angels, then He said, “Inform Me of the names of these, if you are truthful.”.</text:p>
      <text:p text:style-name="P7"/>
      <text:p text:style-name="P64">2:32</text:p>
      <text:p text:style-name="P7">They said, “Glory be to You! We have no knowledge except what you have taught us! Indeed, it is You Who is the <text:span text:style-name="T1">The All Knowing</text:span>, <text:span text:style-name="T1">The All Wise</text:span>.”.</text:p>
      <text:p text:style-name="P7"/>
      <text:p text:style-name="P64">2:33</text:p>
      <text:p text:style-name="P7">He said, “O Adam, inform them of their names.”, and when he had informed them of their names, He said, “Did not I say to you, Indeed, I know the unseen of the Heavens and the Earth, and I know what you reveal, and what you conceal?”</text:p>
      <text:p text:style-name="P7"/>
      <text:p text:style-name="P64">2:34</text:p>
      <text:p text:style-name="P7">And when We said to the Angels, “Prostrate to Adam.”, they prostrated, except for Satan, he refused and was arrogant, and became of the disbelievers.</text:p>
      <text:p text:style-name="P7"/>
      <text:p text:style-name="P64">2:35</text:p>
      <text:p text:style-name="P7">And We said, “O Adam, dwell, you and your spouse, in Paradise, and both of you eat from it, freely, wherever you will, but do not approach this tree, else you will both be of the wrongdoers.”.</text:p>
      <text:p text:style-name="P7"/>
      <text:p text:style-name="P64">2:36</text:p>
      <text:p text:style-name="P7">But Satan had made both of them slip from it, and he got them out from what they were in, and We said, “Go down, some of you being enemies to one another, and for you in the Earth is a dwelling place, and provision for a time.”.</text:p>
      <text:p text:style-name="P7"/>
      <text:p text:style-name="P64">2:37</text:p>
      <text:p text:style-name="P7">Then Adam received from his Lord words, so his Lord turned towards him, Indeed, He is the <text:span text:style-name="T1">Accepter of Repentance</text:span>, <text:span text:style-name="T1">The Most Merciful</text:span>.</text:p>
      <text:p text:style-name="P7"/>
      <text:p text:style-name="P7"/>
      <text:p text:style-name="P7"/>
      <text:p text:style-name="P7"/>
      <text:p text:style-name="P7"><text:soft-page-break/></text:p>
      <text:p text:style-name="P64">2:38</text:p>
      <text:p text:style-name="P7">We said, “Go down from it, all of you, and when Guidance comes to you from Me, whoever then follows My Guidance will have no fear upon them, and they will not grieve.</text:p>
      <text:p text:style-name="P7"><text:line-break/><text:span text:style-name="T3">2:39</text:span></text:p>
      <text:p text:style-name="P7">And those who disbelieve, and deny Our Signs, those are the companions of the Fire, they will abide in it forever.”.</text:p>
      <text:p text:style-name="P7"/>
      <text:p text:style-name="P64">2:40</text:p>
      <text:p text:style-name="P7">O Children of Israel! Remember My Favor which I bestowed upon you, and fulfill My Covenant, I will fulfill your covenant, and Fear me.</text:p>
      <text:p text:style-name="P7"/>
      <text:p text:style-name="P64">2:41</text:p>
      <text:p text:style-name="P7">And believe in what I have sent down, confirming that which is with you, and do not be the first to disbelieve in it, and do not exchange My Signs for a small price, and Me, Fear Me.</text:p>
      <text:p text:style-name="P7"/>
      <text:p text:style-name="P64">2:42</text:p>
      <text:p text:style-name="P7">And do not mix <text:span text:style-name="T1">The Truth</text:span> with falsehood, or conceal <text:span text:style-name="T1">The Truth</text:span>, while you know.</text:p>
      <text:p text:style-name="P7"/>
      <text:p text:style-name="P64">2:43</text:p>
      <text:p text:style-name="P7">And establish the prayer, and give charity, and bow down with those who bow down.</text:p>
      <text:p text:style-name="P7"/>
      <text:p text:style-name="P64">2:44</text:p>
      <text:p text:style-name="P7">Do you command the people to Righteousness and forget yourselves, while you recite The Book? Then will you not use Reason?</text:p>
      <text:p text:style-name="P7"/>
      <text:p text:style-name="P64">2:45</text:p>
      <text:p text:style-name="P7">And seek help through patience and the prayer, and Indeed, it is truly difficult, except for the humble.</text:p>
      <text:p text:style-name="P7"/>
      <text:p text:style-name="P64">2:46</text:p>
      <text:p text:style-name="P7">Those who believe that they will meet their Lord, and that to Him they will return.</text:p>
      <text:p text:style-name="P7"/>
      <text:p text:style-name="P7"><text:soft-page-break/></text:p>
      <text:p text:style-name="P64">2:47</text:p>
      <text:p text:style-name="P7">O Children of Israel! Remember My Favor which I bestowed upon you, and that I preferred you over the worlds.</text:p>
      <text:p text:style-name="P7"/>
      <text:p text:style-name="P64">2:48</text:p>
      <text:p text:style-name="P7">And beware of a Day on which no soul will avail another soul at all, and no intercession will be accepted from it, and not any ransom will be taken from it, and no help will be given.</text:p>
      <text:p text:style-name="P7"/>
      <text:p text:style-name="P65">2:49</text:p>
      <text:p text:style-name="P8">And when We saved you from the people of Pharaoh, who afflicted you with a horrible torment, slaughtering your sons and keeping your women, and in that was a great test from your Lord.</text:p>
      <text:p text:style-name="P8"/>
      <text:p text:style-name="P65">2:50</text:p>
      <text:p text:style-name="P8">And when We parted for you the sea, and then We saved you, and We drowned the people of Pharaoh, while you watched.</text:p>
      <text:p text:style-name="P8"/>
      <text:p text:style-name="P65">2:51</text:p>
      <text:p text:style-name="P8">And when We appointed for Moses forty nights, then you took the calf from after him, and you were wrongdoers.</text:p>
      <text:p text:style-name="P8"/>
      <text:p text:style-name="P65">2:52</text:p>
      <text:p text:style-name="P8">Then We forgave you from after that, so that you may be grateful.</text:p>
      <text:p text:style-name="P8"/>
      <text:p text:style-name="P65">2:53</text:p>
      <text:p text:style-name="P8">And when We gave Moses The Book, and The Standard, so that perhaps you would be guided.</text:p>
      <text:p text:style-name="P8"/>
      <text:p text:style-name="P65">2:54</text:p>
      <text:p text:style-name="P8">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8"/>
      <text:p text:style-name="P8"/>
      <text:p text:style-name="P8"><text:soft-page-break/></text:p>
      <text:p text:style-name="P65">2:55</text:p>
      <text:p text:style-name="P8">And when you said, “O Moses, never will we believe in you, until we see God, manifest!”. So the thunderbolt seized you, while you watched.</text:p>
      <text:p text:style-name="P8"/>
      <text:p text:style-name="P65">2:56</text:p>
      <text:p text:style-name="P8">Then We revived you from after your death, so that perhaps you would be grateful.</text:p>
      <text:p text:style-name="P8"/>
      <text:p text:style-name="P65">2:57</text:p>
      <text:p text:style-name="P8">And We shaded you with clouds, and We sent down to you manna and quails, “Eat from the good things that We have provided you.”, and they wronged Us not, but rather, they only wronged themselves.</text:p>
      <text:p text:style-name="P8"/>
      <text:p text:style-name="P65">2:58</text:p>
      <text:p text:style-name="P8">And when We said, “Enter this city, and eat from wherever you will, abundantly, and enter the gate prostrating, and say, ‘Forgive us.’, We will forgive for you of your wrongdoings, and We will increase the doers of good.”.</text:p>
      <text:p text:style-name="P8"/>
      <text:p text:style-name="P65">2:59</text:p>
      <text:p text:style-name="P8">But those who wronged changed the Word to other than that which was said to them, so We sent down upon those who wronged a punishment from the sky, because they were defiantly disobeying.</text:p>
      <text:p text:style-name="P8"/>
      <text:p text:style-name="P65">2:60</text:p>
      <text:p text:style-name="P8">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8"/>
      <text:p text:style-name="P8"/>
      <text:p text:style-name="P8"/>
      <text:p text:style-name="P8"/>
      <text:p text:style-name="P8"/>
      <text:p text:style-name="P8"/>
      <text:p text:style-name="P8"/>
      <text:p text:style-name="P8"/>
      <text:p text:style-name="P8"><text:soft-page-break/></text:p>
      <text:p text:style-name="P65">2:61</text:p>
      <text:p text:style-name="P8">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8"/>
      <text:p text:style-name="P65">2:62</text:p>
      <text:p text:style-name="P8">Indeed, those who believed, and those who became Jews, and the Christians, and the Sabians, who believed in God, and The Last Day, and did Righteous Deeds, for them their Reward is with their Lord, and there will be no fear upon them, and they will not grieve.</text:p>
      <text:p text:style-name="P8"/>
      <text:p text:style-name="P65">2:63</text:p>
      <text:p text:style-name="P8">And when We took your covenant and We raised over you The Mount, “Hold what We have given you with strength, and remember what is in it, so that perhaps you would be Righteous.”.</text:p>
      <text:p text:style-name="P8"/>
      <text:p text:style-name="P65">2:64</text:p>
      <text:p text:style-name="P8">Then you turned away from after that; So, if not for the Grace of God upon you, and His Mercy, surely you would have been of the losers.</text:p>
      <text:p text:style-name="P8"/>
      <text:p text:style-name="P65">2:65</text:p>
      <text:p text:style-name="P8">And indeed, you knew those who transgressed among you in The Sabbath, so We said to them, “Be apes, despised!”.</text:p>
      <text:p text:style-name="P8"/>
      <text:p text:style-name="P65">2:66</text:p>
      <text:p text:style-name="P8">So We made it a deterrent punishment for those in front of them, and for those after them, and an admonition for those who Fear God.</text:p>
      <text:p text:style-name="P8"/>
      <text:p text:style-name="P8"/>
      <text:p text:style-name="P8"/>
      <text:p text:style-name="P8"/>
      <text:p text:style-name="P8"><text:soft-page-break/><text:line-break/><text:span text:style-name="T3">2:67</text:span></text:p>
      <text:p text:style-name="P8">And when Moses said to his people, “Indeed, God commands you that you slaughter a cow.”, they said, “Do you take us in ridicule?”, he said, “I seek refuge in God from being amongst the ignorant.”.</text:p>
      <text:p text:style-name="P8"/>
      <text:p text:style-name="P65">2:68</text:p>
      <text:p text:style-name="P8">They said, “Pray for us to your Lord to make clear to us what it is!”, he said, “Indeed, he says it is a cow, not old and not young, <text:span text:style-name="T18">but </text:span>middle aged between that, so do as you are commanded.”.</text:p>
      <text:p text:style-name="P8"/>
      <text:p text:style-name="P65">2:69</text:p>
      <text:p text:style-name="P8">They said, “Pray for us to your Lord to make clear to us what is its color!”, he said, “Indeed, He says it is a yellow cow, bright in its color, pleasing to those who see it.”.</text:p>
      <text:p text:style-name="P8"/>
      <text:p text:style-name="P65">2:70</text:p>
      <text:p text:style-name="P8">They said, “Pray for us to your Lord to make clear to us what it is, indeed, the cows look alike to us, and indeed, if God Wills, we will be of those who are guided.”.</text:p>
      <text:p text:style-name="P8"/>
      <text:p text:style-name="P65">2:71</text:p>
      <text:p text:style-name="P8">He said, “Indeed, He says it is a cow not trained to plough the Earth, and not water the field, sound, without blemish in it.”, they said, “Now you have come with <text:span text:style-name="T1">The Truth</text:span>.”. So, they slaughtered it, but they almost did not do it.</text:p>
      <text:p text:style-name="P8"/>
      <text:p text:style-name="P65">2:72</text:p>
      <text:p text:style-name="P8">And when you killed a man, then you disputed concerning it, but God is the One Who brought forth what you were concealing.</text:p>
      <text:p text:style-name="P8"/>
      <text:p text:style-name="P65">2:73</text:p>
      <text:p text:style-name="P8">So We said, “Strike him with a part of it.”, Like this, God revives the dead and shows you His Signs, perhaps you may use Reason.</text:p>
      <text:p text:style-name="P8"/>
      <text:p text:style-name="P8"/>
      <text:p text:style-name="P8"/>
      <text:p text:style-name="P8"/>
      <text:p text:style-name="P8"/>
      <text:p text:style-name="P8"><text:soft-page-break/></text:p>
      <text:p text:style-name="P65">2:74</text:p>
      <text:p text:style-name="P8">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8"/>
      <text:p text:style-name="P65">2:75</text:p>
      <text:p text:style-name="P8">Do you hope that they will believe you, while indeed, a party has been among them who hear the Words of God, then they distort it, after they understood it, while they know?</text:p>
      <text:p text:style-name="P8"/>
      <text:p text:style-name="P65">2:76</text:p>
      <text:p text:style-name="P8">And when they meet those who believe, they say, “We have believed.”, but when they meet in private, some of them say to some, “Do you tell them what God has revealed to you, so that they may argue with you therewith before your Lord?”, then do you not understand?</text:p>
      <text:p text:style-name="P8"/>
      <text:p text:style-name="P65">2:77</text:p>
      <text:p text:style-name="P8">Do they not know that God knows what they conceal, and what they declare?</text:p>
      <text:p text:style-name="P8"/>
      <text:p text:style-name="P65">2:78</text:p>
      <text:p text:style-name="P8">And among them are unlettered ones, who do not know The Book, except wishful thinking, and they do nothing but guess.</text:p>
      <text:p text:style-name="P8"/>
      <text:p text:style-name="P65">2:79</text:p>
      <text:p text:style-name="P8">So woe to those who write The Book with their own hands, then say, “This is from God!”, to sell it for a small price. So woe to them for what their hands have written, and woe to them for what they earn.</text:p>
      <text:p text:style-name="P8"/>
      <text:p text:style-name="P65">2:80</text:p>
      <text:p text:style-name="P8">And they say, “Never will the Fire touch us except for a number of days!”. Say, “Have you taken a covenant from God? For God will never break His Covenant. Or do you say against God what you do not know?”.</text:p>
      <text:p text:style-name="P8"/>
      <text:p text:style-name="P8"/>
      <text:p text:style-name="P8"><text:soft-page-break/></text:p>
      <text:p text:style-name="P65">2:81</text:p>
      <text:p text:style-name="P8">Yes, whoever earned misdeeds, and surrounded themselves with their wrongdoings, will be the companions of the Fire. They will be there forever.</text:p>
      <text:p text:style-name="P8"/>
      <text:p text:style-name="P65">2:82</text:p>
      <text:p text:style-name="P8">And those who believed, and did righteous deeds, those are the companions of Paradise, they will abide in it forever.</text:p>
      <text:p text:style-name="P8"/>
      <text:p text:style-name="P65">2:83</text:p>
      <text:p text:style-name="P8">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8"/>
      <text:p text:style-name="P65">2:84</text:p>
      <text:p text:style-name="P8">And when We <text:span text:style-name="T18">took </text:span>your covenant that you will not shed your blood and not evict yourselves from your homes, then you ratified it, while you witnessed.</text:p>
      <text:p text:style-name="P8"/>
      <text:p text:style-name="P65">2:85</text:p>
      <text:p text:style-name="P8">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8"/>
      <text:p text:style-name="P65">2:86</text:p>
      <text:p text:style-name="P8">Those are the ones who bought the life of this world, in exchange for the Hereafter; so the Punishment will not be lightened for them; and they will not be helped.</text:p>
      <text:p text:style-name="P8"/>
      <text:p text:style-name="P8"/>
      <text:p text:style-name="P8"/>
      <text:p text:style-name="P8"/>
      <text:p text:style-name="P8"/>
      <text:p text:style-name="P8"><text:soft-page-break/></text:p>
      <text:p text:style-name="P65">2:87</text:p>
      <text:p text:style-name="P8">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8"/>
      <text:p text:style-name="P65">2:88</text:p>
      <text:p text:style-name="P8">And they said, “Our hearts are covered!”, No! God has Cursed them for their disbelief; so little is it that they believe.</text:p>
      <text:p text:style-name="P8"/>
      <text:p text:style-name="P65">2:89</text:p>
      <text:p text:style-name="P8">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8"/>
      <text:p text:style-name="P65">2:90</text:p>
      <text:p text:style-name="P8">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8"/>
      <text:p text:style-name="P65">2:91</text:p>
      <text:p text:style-name="P8">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8"/>
      <text:p text:style-name="P65">2:92</text:p>
      <text:p text:style-name="P8">And indeed, Moses came to you with Clear Signs, then you took the calf from after him, and you were wrongdoers.</text:p>
      <text:p text:style-name="P8"/>
      <text:p text:style-name="P8"/>
      <text:p text:style-name="P8"/>
      <text:p text:style-name="P8"/>
      <text:p text:style-name="P8"/>
      <text:p text:style-name="P8"><text:soft-page-break/></text:p>
      <text:p text:style-name="P65">2:93</text:p>
      <text:p text:style-name="P8">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8"/>
      <text:p text:style-name="P65">2:94</text:p>
      <text:p text:style-name="P8">Say, “If the Home of the Hereafter with God is for you, exclusively, excluding all of mankind, then wish for death, if you are truthful.”.</text:p>
      <text:p text:style-name="P8"/>
      <text:p text:style-name="P65">2:95</text:p>
      <text:p text:style-name="P8">And never will they wish for it, ever, because of what their hands have sent forth, and God is <text:span text:style-name="T1">All Knowing</text:span> of the wrongdoers.</text:p>
      <text:p text:style-name="P8"/>
      <text:p text:style-name="P65">2:96</text:p>
      <text:p text:style-name="P8">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8"/>
      <text:p text:style-name="P65">2:97</text:p>
      <text:p text:style-name="P8">Say, “Whoever is an enemy to Gabriel, then indeed, he brought it down upon your heart by the permission of God, confirming what was before it, and a Guidance, and Good News for the Believers.</text:p>
      <text:p text:style-name="P8"/>
      <text:p text:style-name="P65">2:98</text:p>
      <text:p text:style-name="P8">Whoever is an enemy to God, and His Angels, and His Messengers, and Gabriel, and Michael, then indeed, God is an enemy to the disbelievers.</text:p>
      <text:p text:style-name="P8"/>
      <text:p text:style-name="P65">2:99</text:p>
      <text:p text:style-name="P8">And indeed, We revealed to you Clear Signs; and not one disbelieves in them, except for the defiantly disobedient.</text:p>
      <text:p text:style-name="P8"/>
      <text:p text:style-name="P8"/>
      <text:p text:style-name="P8"/>
      <text:p text:style-name="P8"><text:soft-page-break/></text:p>
      <text:p text:style-name="P65">2:100</text:p>
      <text:p text:style-name="P8">And is it not that whenever they took a covenant, a party of them threw it away? No! Most of them do not believe.</text:p>
      <text:p text:style-name="P8"/>
      <text:p text:style-name="P65">2:101</text:p>
      <text:p text:style-name="P8">And when a Messenger from God came to them, confirming what was with them, a party of those who were given The Book threw away The Book of God, behind their backs, as if they did not know.</text:p>
      <text:p text:style-name="P8"/>
      <text:p text:style-name="P65">2:102</text:p>
      <text:p text:style-name="P8">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8"/>
      <text:p text:style-name="P65">2:103</text:p>
      <text:p text:style-name="P8">And if they that had believed, and Feared, surely, the Reward from God would have been better, if only they knew.</text:p>
      <text:p text:style-name="P8"/>
      <text:p text:style-name="P65">2:104</text:p>
      <text:p text:style-name="P8">O you who Believe! Do not say, “Herd us!”, but rather, say, “Tend to us.”, and listen. And for the disbelievers is a painful Punishment.</text:p>
      <text:p text:style-name="P8"/>
      <text:p text:style-name="P65">2:105</text:p>
      <text:p text:style-name="P8">Those who disbelieve from the People of the Book, and the polytheists, do not want any Good to be sent down to you from your Lord, and God chooses for His Mercy whomever He Wills. And God is the <text:span text:style-name="T1">Possessor of Infinite Grace</text:span>.</text:p>
      <text:p text:style-name="P8"/>
      <text:p text:style-name="P8"/>
      <text:p text:style-name="P8"/>
      <text:p text:style-name="P8"><text:soft-page-break/></text:p>
      <text:p text:style-name="P65">2:106</text:p>
      <text:p text:style-name="P8">Whatever We abrogate of a Sign, or cause it to be forgotten, We bring forth better than it, or similar to it, do you not know that, over everything, God is <text:span text:style-name="T1">All Capable</text:span>?</text:p>
      <text:p text:style-name="P8"/>
      <text:p text:style-name="P65">2:107</text:p>
      <text:p text:style-name="P8">Do you not know that to God belongs the Kingdom of the Heavens and the Earth, and you do not have besides God any protector or helper?</text:p>
      <text:p text:style-name="P8"/>
      <text:p text:style-name="P65">2:108</text:p>
      <text:p text:style-name="P8">Or do you intend to ask your Messenger, as was asked of Moses from before? And whoever exchanges faith for disbelief, has certainly strayed from the Straight Path.</text:p>
      <text:p text:style-name="P8"/>
      <text:p text:style-name="P65">2:109</text:p>
      <text:p text:style-name="P8">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8"/>
      <text:p text:style-name="P65">2:110</text:p>
      <text:p text:style-name="P8">And establish The Prayer, and give charity. And whatever you send forth for yourselves of Good, you will find with God. Indeed, God, of what you do, is <text:span text:style-name="T1">All Seeing</text:span>.</text:p>
      <text:p text:style-name="P8"/>
      <text:p text:style-name="P65">2:111</text:p>
      <text:p text:style-name="P8">And they said, “Never will enter the Paradise, except who is a Jew or Christian!”, that is only their wishful thinking. Say, “Bring your proof, if you are truthful.”.</text:p>
      <text:p text:style-name="P8"/>
      <text:p text:style-name="P65">2:112</text:p>
      <text:p text:style-name="P8">Yes! Whoever submits their face to God, and <text:span text:style-name="T19">they are</text:span> a doer of Good, their Reward is with their Lord, and there will be no fear upon them, and they will not grieve.</text:p>
      <text:p text:style-name="P8"/>
      <text:p text:style-name="P8"/>
      <text:p text:style-name="P8"><text:soft-page-break/></text:p>
      <text:p text:style-name="P65">2:113</text:p>
      <text:p text:style-name="P8">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8"/>
      <text:p text:style-name="P65">2:114</text:p>
      <text:p text:style-name="P8">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8"/>
      <text:p text:style-name="P65">2:115</text:p>
      <text:p text:style-name="P8">To God belongs the east, and the west, so wherever you turn, there is the Face of God. Indeed, God is <text:span text:style-name="T1">All Encompassing</text:span>, <text:span text:style-name="T1">All Knowing</text:span>.</text:p>
      <text:p text:style-name="P8"/>
      <text:p text:style-name="P65">2:116</text:p>
      <text:p text:style-name="P8">And they said, “God has begotten a son!”, Glory be to Him! No! For Him is whatever is in the Heavens and the Earth, all to Him are humbly obedient.</text:p>
      <text:p text:style-name="P8"/>
      <text:p text:style-name="P65">2:117</text:p>
      <text:p text:style-name="P8"><text:span text:style-name="T1">Originator</text:span> of the Heavens and the Earth! And when He decrees a matter, He only says to it, “Be.”, and it is.</text:p>
      <text:p text:style-name="P8"/>
      <text:p text:style-name="P65">2:118</text:p>
      <text:p text:style-name="P8">And those who do not know said, “Why does God not speak to us, or gives us of a Sign?”. The like of that was said from those before them with a similar saying, their hearts became alike. Indeed, we have made <text:span text:style-name="T20">C</text:span>lear <text:span text:style-name="T20">t</text:span>he Signs for people who firmly <text:span text:style-name="T20">B</text:span>elieve.</text:p>
      <text:p text:style-name="P8"/>
      <text:p text:style-name="P65">2:119</text:p>
      <text:p text:style-name="P8">Indeed, we have sent you with <text:span text:style-name="T1">The Truth</text:span>, a bringer of Good News, and as a Warner, and you will not be asked about the companions of the Fire.</text:p>
      <text:p text:style-name="P8"/>
      <text:p text:style-name="P8"/>
      <text:p text:style-name="P8"/>
      <text:p text:style-name="P8"/>
      <text:p text:style-name="P8"><text:soft-page-break/></text:p>
      <text:p text:style-name="P65">2:120</text:p>
      <text:p text:style-name="P8">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8"/>
      <text:p text:style-name="P65">2:121</text:p>
      <text:p text:style-name="P8">Those to whom We have given them The Book recite it Right, the Recitation of those who Believe in it. And whoever disbelieves in it, then those, they are the losers.</text:p>
      <text:p text:style-name="P8"/>
      <text:p text:style-name="P65">2:122</text:p>
      <text:p text:style-name="P8">O Children of Israel! Remember My Favor which I bestowed upon you, and that I preferred you over the worlds.</text:p>
      <text:p text:style-name="P8"/>
      <text:p text:style-name="P65">2:123</text:p>
      <text:p text:style-name="P8">And beware of the Day when no soul will avail another soul, anything; and no compensation will be accepted from it; and not any intercession will benefit it; and they will not be helped.</text:p>
      <text:p text:style-name="P8"/>
      <text:p text:style-name="P65">2:124</text:p>
      <text:p text:style-name="P8">And when Abraham was tried by his Lord, with words, and he fulfilled them, He said, “Indeed, I am The One to make you a Leader for all of mankind.”, he said, “And of my offspring?”, He said, “My Covenant does not include the wrongdoers.”.</text:p>
      <text:p text:style-name="P8"/>
      <text:p text:style-name="P65">2:125</text:p>
      <text:p text:style-name="P8">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8"/>
      <text:p text:style-name="P8"/>
      <text:p text:style-name="P8"/>
      <text:p text:style-name="P8"/>
      <text:p text:style-name="P8"><text:soft-page-break/></text:p>
      <text:p text:style-name="P65">2:126</text:p>
      <text:p text:style-name="P8">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8"/>
      <text:p text:style-name="P65">2:127</text:p>
      <text:p text:style-name="P8">And when Abraham was raising the foundations of The House with Ishmael, saying, “Our Lord! Accept from us, Indeed, it is You who is <text:span text:style-name="T1">The All Hearing</text:span>, <text:span text:style-name="T1">The All Knowing</text:span>.</text:p>
      <text:p text:style-name="P8"/>
      <text:p text:style-name="P65">2:128</text:p>
      <text:p text:style-name="P8">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8"/>
      <text:p text:style-name="P65">2:129</text:p>
      <text:p text:style-name="P8">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8"/>
      <text:p text:style-name="P65">2:130</text:p>
      <text:p text:style-name="P8">And who will turn away from the Creed of Abraham, except who fools themselves? And, indeed, We chose him in this world, and, indeed, he, in the Hereafter, surely, is amongst The Righteous.</text:p>
      <text:p text:style-name="P8"/>
      <text:p text:style-name="P67">2:131</text:p>
      <text:p text:style-name="P9">When his Lord said to him, “Submit.”, he said, “I have submitted myself to the Lord of the Worlds.”.</text:p>
      <text:p text:style-name="P9"/>
      <text:p text:style-name="P66">2:132</text:p>
      <text:p text:style-name="P10">And Abraham enjoined it upon his sons, and Jacob, “O my sons, indeed, God has chosen for you the Religion, so do not die, except while you are in submission.”</text:p>
      <text:p text:style-name="P10"/>
      <text:p text:style-name="P10"/>
      <text:p text:style-name="P10"><text:soft-page-break/></text:p>
      <text:p text:style-name="P72">2:133</text:p>
      <text:p text:style-name="P11">Or were you witnesses when death came to Jacob? When he said to his sons, “What will you worship from after me?”, they said, “We will worship your God, and the God of your forefathers, Abraham, and Ishmael, and Isaac, The One God, and we, to Him, are those that submit.”.</text:p>
      <text:p text:style-name="P11"/>
      <text:p text:style-name="P71">2:134</text:p>
      <text:p text:style-name="P12">This was a community which has passed away; For it is what it had earned; <text:span text:style-name="T6">A</text:span>nd for you is what you have earned; And you will not be asked about what they used to do.</text:p>
      <text:p text:style-name="P12"/>
      <text:p text:style-name="P70">2:135</text:p>
      <text:p text:style-name="P13">And they said, “Be Jews or Christians, so you will be guided!”. Say, “No! We follow the Faith of Abraham, The Upright, and he was not of the polytheists.”</text:p>
      <text:p text:style-name="P13"/>
      <text:p text:style-name="P70">2:136</text:p>
      <text:p text:style-name="P13">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7">A</text:span>nd to Him, we are those who submit.”</text:p>
      <text:p text:style-name="P13"/>
      <text:p text:style-name="P69">2:137</text:p>
      <text:p text:style-name="P14">So, if they believe in the like of what you have believed in, then indeed, they are Guided; But if they turn away, <text:span text:style-name="T8">t</text:span>hen they are only in dissension; So, God will suffice for you against them; <text:span text:style-name="T8">A</text:span>nd He is <text:span text:style-name="T1">The All Hearing</text:span>, <text:span text:style-name="T1">The All Knowing</text:span>.</text:p>
      <text:p text:style-name="P14"/>
      <text:p text:style-name="P68">2:138</text:p>
      <text:p text:style-name="P15">“This is the Hue of God; And who is better than God at Hueing? And we, to Him, are worshippers.”</text:p>
      <text:p text:style-name="P15"/>
      <text:p text:style-name="P15"/>
      <text:p text:style-name="P15"/>
      <text:p text:style-name="P15"/>
      <text:p text:style-name="P15"/>
      <text:p text:style-name="P15"/>
      <text:p text:style-name="P15"><text:soft-page-break/></text:p>
      <text:p text:style-name="P76">2:139</text:p>
      <text:p text:style-name="P16">Say, “Do you argue with us about God, while He is our Lord, and your Lord? And for us is our deeds; And for you is your deeds; And we, to Him, are loyal.</text:p>
      <text:p text:style-name="P16"/>
      <text:p text:style-name="P76">2:140</text:p>
      <text:p text:style-name="P16">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6"/>
      <text:p text:style-name="P75">2:141</text:p>
      <text:p text:style-name="P17">This was a community which has passed away; For it is what it earned; And for you is what you have earned; And you will not be asked about what they used to do.</text:p>
      <text:p text:style-name="P17"/>
      <text:p text:style-name="P74">2:142</text:p>
      <text:p text:style-name="P18">The foolish ones from among the people will say, “What has turned them from their direction of prayer which they used to face?”. Say, “To God belongs the east and the west; He Guides whomever He Wills to the Straight Path.”.</text:p>
      <text:p text:style-name="P18"/>
      <text:p text:style-name="P73">2:143</text:p>
      <text:p text:style-name="P19">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19"/>
      <text:p text:style-name="P19"/>
      <text:p text:style-name="P19"/>
      <text:p text:style-name="P19"/>
      <text:p text:style-name="P19"/>
      <text:p text:style-name="P19"/>
      <text:p text:style-name="P19"/>
      <text:p text:style-name="P19"><text:soft-page-break/></text:p>
      <text:p text:style-name="P79">2:144</text:p>
      <text:p text:style-name="P20">Indeed, We see you turning your face towards the Heaven; So, We will surely turn you towards the Direction of Prayer you will be pleased with; So, turn your face towards the direction of The Sacred House of <text:span text:style-name="T22">The </text:span>Worship; And wherever you may be, turn your faces towards its Direction. And indeed, those who were given The Book surely know that it, <text:span text:style-name="T1">The Truth</text:span>, is from their Lord; And God is not unaware of what they do.</text:p>
      <text:p text:style-name="P20"/>
      <text:p text:style-name="P78">2:145</text:p>
      <text:p text:style-name="P21">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1"/>
      <text:p text:style-name="P77">2:146</text:p>
      <text:p text:style-name="P22">Those to whom We gave The Book, they recognize This; Like they recognize their own children; And indeed, surely, a group of them hide <text:span text:style-name="T1">The Truth</text:span>, while they know.</text:p>
      <text:p text:style-name="P22"/>
      <text:p text:style-name="P77">2:147</text:p>
      <text:p text:style-name="P22"><text:span text:style-name="T1">The Truth</text:span> is from your Lord; so do not be among the doubters.</text:p>
      <text:p text:style-name="P22"/>
      <text:p text:style-name="P77">2:148</text:p>
      <text:p text:style-name="P22">And for everyone is a direction that they turn towards, so race towards that which is Good; Wherever that you may be, God will bring you together; Indeed, God is, on every thing, <text:span text:style-name="T1">All Powerful</text:span>.</text:p>
      <text:p text:style-name="P22"/>
      <text:p text:style-name="P77">2:149</text:p>
      <text:p text:style-name="P22">And from wherever you start forth, turn your face in the Direction of the Sacred House of Worship; And indeed, it is surely <text:span text:style-name="T1">The Truth</text:span> from your Lord; And God is not unaware of what you do.</text:p>
      <text:p text:style-name="P22"/>
      <text:p text:style-name="P22"/>
      <text:p text:style-name="P22"/>
      <text:p text:style-name="P22"/>
      <text:p text:style-name="P22"><text:soft-page-break/></text:p>
      <text:p text:style-name="P77">2:150</text:p>
      <text:p text:style-name="P22">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20">you; S</text:span>o that you may be Guided.</text:p>
      <text:p text:style-name="P22"/>
      <text:p text:style-name="P82">2:151</text:p>
      <text:p text:style-name="P23">As We sent from among you a Messenger, who recites to you Our Signs, and Purifies you, and Teaches you The Book, and the Wisdom; And Teaches you what you did not know.</text:p>
      <text:p text:style-name="P23"/>
      <text:p text:style-name="P82">2:152</text:p>
      <text:p text:style-name="P23">So, remember Me; I Will Remember you; And be grateful to Me; And do not be ungrateful to Me.</text:p>
      <text:p text:style-name="P23"/>
      <text:p text:style-name="P82">2:153</text:p>
      <text:p text:style-name="P23">O you who <text:span text:style-name="T21">B</text:span>elieve! Seek Help through patience and the prayer; Indeed, God is with the patient ones.</text:p>
      <text:p text:style-name="P23"/>
      <text:p text:style-name="P82">2:154</text:p>
      <text:p text:style-name="P23">And do not say for the ones who are slain in <text:span text:style-name="T9">the Way of God that they are dead. No! They are alive, but you do not perceive it.</text:span></text:p>
      <text:p text:style-name="P23"/>
      <text:p text:style-name="P81">2:155</text:p>
      <text:p text:style-name="P24">And surely, We Will test you with something of fear, and hunger, and loss of wealth and lives, and fruits; But give Good News to those who are <text:span text:style-name="T21">P</text:span>atient.</text:p>
      <text:p text:style-name="P24"/>
      <text:p text:style-name="P80">2:156</text:p>
      <text:p text:style-name="P25">Those who, when a misfortune strikes them, they say, “Indeed, we belong to God; And to Him we will return.”.</text:p>
      <text:p text:style-name="P25"/>
      <text:p text:style-name="P80">2:157</text:p>
      <text:p text:style-name="P25">Those, on them are Blessings from their Lord, and Mercy; And those, they are the Guided ones.</text:p>
      <text:p text:style-name="P25"/>
      <text:p text:style-name="P25"/>
      <text:p text:style-name="P25"><text:soft-page-break/></text:p>
      <text:p text:style-name="P80">2:158</text:p>
      <text:p text:style-name="P25">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5"/>
      <text:p text:style-name="P88">2:159</text:p>
      <text:p text:style-name="P26">Indeed, those who hide what We revealed of the Clear Proofs, and the Guidance, from after what We made Clear to the people in The Book, those, God Curses them, and so curses them the ones who curse.</text:p>
      <text:p text:style-name="P26"/>
      <text:p text:style-name="P87">2:160</text:p>
      <text:p text:style-name="P27">Except those who repent, and reform, and openly declare; Then those, I Will Accept repentance from them; And I am the <text:span text:style-name="T1">Accepter of Repentance</text:span>, <text:span text:style-name="T1">The Most Merciful</text:span>.</text:p>
      <text:p text:style-name="P27"/>
      <text:p text:style-name="P86">2:161</text:p>
      <text:p text:style-name="P28">Indeed, those who disbelieve, and die while they were disbelievers, upon those is the Curse of God, and the Angels, and of mankind, all together.</text:p>
      <text:p text:style-name="P28"/>
      <text:p text:style-name="P85">2:162</text:p>
      <text:p text:style-name="P29">They will dwell therein, the Punishment will not be lightened for them, and they will not be reprieved.</text:p>
      <text:p text:style-name="P29"/>
      <text:p text:style-name="P84">2:163</text:p>
      <text:p text:style-name="P30">And your God is One God, there is no god, except Him; <text:span text:style-name="T1">The Most Gracious</text:span>, <text:span text:style-name="T1">The Most Merciful</text:span>.</text:p>
      <text:p text:style-name="P30"/>
      <text:p text:style-name="P83">2:164</text:p>
      <text:p text:style-name="P31">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0"/>
      <text:p text:style-name="P30"/>
      <text:p text:style-name="P30"><text:soft-page-break/></text:p>
      <text:p text:style-name="P94">2:165</text:p>
      <text:p text:style-name="P32">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2"/>
      <text:p text:style-name="P93">2:166</text:p>
      <text:p text:style-name="P33">When those who were followed will disown of those who followed, and they will see the Punishment, all relations for them will be severed.</text:p>
      <text:p text:style-name="P33"/>
      <text:p text:style-name="P92">2:167</text:p>
      <text:p text:style-name="P34">And said those who followed, “If only there was for us a return, then we would disown them as they disown us!”. Thus, God will show them their deeds as regrets for them, and they will not come out of the Fire.</text:p>
      <text:p text:style-name="P34"/>
      <text:p text:style-name="P91">2:168</text:p>
      <text:p text:style-name="P35">O mankind! Eat of what is Lawful and Good in the Earth; And do not follow the footsteps of Satan; Indeed, he is a Clear enemy to you.</text:p>
      <text:p text:style-name="P35"/>
      <text:p text:style-name="P91">2:169</text:p>
      <text:p text:style-name="P35">He only incites you to evil, and lewdness, and to say about God what you do not know.</text:p>
      <text:p text:style-name="P35"/>
      <text:p text:style-name="P90">2:170</text:p>
      <text:p text:style-name="P36">And when it is said to them, “Follow what God has revealed.”, they say, “No! We follow what we found our forefathers upon!”. Even though their forefathers did not understand anything, and they were not guided.</text:p>
      <text:p text:style-name="P36"/>
      <text:p text:style-name="P89">2:171</text:p>
      <text:p text:style-name="P37">And the example of those who disbelieve is like the example of the one who shouts at nothing, and does not hear, but calls and cries out; Deaf, dumb, and blind; So, they do not understand.</text:p>
      <text:p text:style-name="P37"/>
      <text:p text:style-name="P37"/>
      <text:p text:style-name="P37"/>
      <text:p text:style-name="P37"/>
      <text:p text:style-name="P37"/>
      <text:p text:style-name="P37"><text:soft-page-break/></text:p>
      <text:p text:style-name="P98">2:172</text:p>
      <text:p text:style-name="P38">O you who Believe! Eat from the Good of what We have Provided for you; And be grateful to God, if it is Him that you worship.</text:p>
      <text:p text:style-name="P38"/>
      <text:p text:style-name="P97">2:173</text:p>
      <text:p text:style-name="P39">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39"/>
      <text:p text:style-name="P96">2:174</text:p>
      <text:p text:style-name="P40">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0"/>
      <text:p text:style-name="P95">2:175</text:p>
      <text:p text:style-name="P41">Those are they who purchase misguidance for Guidance; and Punishment for Forgiveness; So hot is their pursuit of the Fire.</text:p>
      <text:p text:style-name="P41"/>
      <text:p text:style-name="P95">2:176</text:p>
      <text:p text:style-name="P41">That is because God revealed The Book, with <text:span text:style-name="T1">The Truth; </text:span><text:span text:style-name="T10">And indeed, those who differed upon The Book are surely far in schism.</text:span></text:p>
      <text:p text:style-name="P41"><text:span text:style-name="T10"/></text:p>
      <text:p text:style-name="P101">2:177</text:p>
      <text:p text:style-name="P42"><text:span text:style-name="T10">It is not Righteousness that you turn your faces towards the east, or the west; but Righteousness is who believes in God, and the Last Day, and the Angels, and The Book, and the Messengers; </text:span><text:span text:style-name="T11">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2"><text:span text:style-name="T11"/></text:p>
      <text:p text:style-name="P42"><text:span text:style-name="T11"/></text:p>
      <text:p text:style-name="P42"><text:span text:style-name="T11"/></text:p>
      <text:p text:style-name="P42"><text:span text:style-name="T11"/></text:p>
      <text:p text:style-name="P42"><text:soft-page-break/><text:span text:style-name="T11"/></text:p>
      <text:p text:style-name="P100"><text:span text:style-name="T11">2:</text:span><text:span text:style-name="T10">178</text:span></text:p>
      <text:p text:style-name="P43"><text:span text:style-name="T10">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2">him is a painful Punishment.</text:span></text:p>
      <text:p text:style-name="P43"><text:span text:style-name="T12"/></text:p>
      <text:p text:style-name="P99"><text:span text:style-name="T12">2:</text:span><text:span text:style-name="T10">179</text:span></text:p>
      <text:p text:style-name="P51">And for you, in the Legal Retribution, is life, O men of Reason; So that you may become Righteous.</text:p>
      <text:p text:style-name="P44"><text:span text:style-name="T10"/></text:p>
      <text:p text:style-name="P102">2:180</text:p>
      <text:p text:style-name="P52">Prescribed for you when death approaches any of you, if he leaves Good, the making of a Will: for the parents, and the near relatives, with due fairness; A duty upon the Righteous ones.</text:p>
      <text:p text:style-name="P45"><text:span text:style-name="T10"/></text:p>
      <text:p text:style-name="P103">2:181</text:p>
      <text:p text:style-name="P46"><text:span text:style-name="T10">Then whoever changes it, after they have heard it, the blame is only upon those who alter it; Indeed, God is </text:span><text:span text:style-name="T1">All Hearing</text:span><text:span text:style-name="T10">, </text:span><text:span text:style-name="T1">All Knowing</text:span><text:span text:style-name="T10">.</text:span></text:p>
      <text:p text:style-name="P46"><text:span text:style-name="T10"/></text:p>
      <text:p text:style-name="P103">2:182</text:p>
      <text:p text:style-name="P46"><text:span text:style-name="T10">But whoever suspects of the testator any error, or wrongdoing, then reconciles between them, then there is no wrongdoing upon them; Indeed, God is </text:span><text:span text:style-name="T1">The Most Forgiving</text:span><text:span text:style-name="T10">, </text:span><text:span text:style-name="T1">The Most Merciful</text:span><text:span text:style-name="T10">.</text:span></text:p>
      <text:p text:style-name="P46"><text:span text:style-name="T10"/></text:p>
      <text:p text:style-name="P104">2:183</text:p>
      <text:p text:style-name="P53">O you who Believe! Fasting is Prescribed for you; As it was Prescribed to those from before you; So that you may become Righteous.</text:p>
      <text:p text:style-name="P47"><text:span text:style-name="T10"/></text:p>
      <text:p text:style-name="P104">2:184</text:p>
      <text:p text:style-name="P53">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7"><text:span text:style-name="T10"/></text:p>
      <text:p text:style-name="P47"><text:span text:style-name="T10"/></text:p>
      <text:p text:style-name="P47"><text:soft-page-break/><text:span text:style-name="T10"/></text:p>
      <text:p text:style-name="P105">2:185</text:p>
      <text:p text:style-name="P48"><text:span text:style-name="T10">Scorching is the month in which the Recitation was Revealed therein; A Guidance for mankind; </text:span><text:span text:style-name="T13">A</text:span><text:span text:style-name="T10">nd Clear Proofs of Guidance; And The Standard. So, whoever witnesses the month among you, then they should </text:span><text:span text:style-name="T15">F</text:span><text:span text:style-name="T10">ast in it; And whoever is sick, or on a journey, then a Prescribed number from other days. God intends for you ease; And does not intend for you hardship; So that you magnify God, for He Guided you, so that you may be grateful.</text:span></text:p>
      <text:p text:style-name="P48"><text:span text:style-name="T10"/></text:p>
      <text:p text:style-name="P106">2:186</text:p>
      <text:p text:style-name="P54">And when My servants ask you about Me, then indeed, I am near; I respond to the invocation of the supplicant when he calls Me. So, let them respond to Me; And let them Believe in Me; So that they may be Guided.</text:p>
      <text:p text:style-name="P49"><text:span text:style-name="T10"/></text:p>
      <text:p text:style-name="P106">2:187</text:p>
      <text:p text:style-name="P54">Permitted for you, in the nights of the Fasting, is the Obscenity to your <text:span text:style-name="T21">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49"><text:span text:style-name="T10"/></text:p>
      <text:p text:style-name="P107">2:188</text:p>
      <text:p text:style-name="P50"><text:span text:style-name="T10">And do not consume of your properties from among yourselves wrongfully, </text:span><text:span text:style-name="T14">n</text:span><text:span text:style-name="T10">or bribe to the authorities so that you may consume a portion of the wealth of the people wrongfully, while you know.</text:span></text:p>
      <text:p text:style-name="P47"><text:span text:style-name="T10"/></text:p>
      <text:p text:style-name="P108">2:189</text:p>
      <text:p text:style-name="P55">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5"/>
      <text:p text:style-name="P55"/>
      <text:p text:style-name="P55"><text:soft-page-break/></text:p>
      <text:p text:style-name="P110">2:190</text:p>
      <text:p text:style-name="P56">And fight in the Path of God, those who fight you, and do not transgress; Indeed, God does not like the transgressors.</text:p>
      <text:p text:style-name="P56"/>
      <text:p text:style-name="P110">2:191</text:p>
      <text:p text:style-name="P56">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6"/>
      <text:p text:style-name="P110">2:192</text:p>
      <text:p text:style-name="P56">Then, if they cease, then, indeed, God is <text:span text:style-name="T1">The Most Forgiving</text:span>, <text:span text:style-name="T1">The Most Merciful</text:span>.</text:p>
      <text:p text:style-name="P56"/>
      <text:p text:style-name="P110">2:193</text:p>
      <text:p text:style-name="P56">And fight against them until there is no oppression, and the religion becomes for God; Then, if they cease, then let there be no hostility; except against the oppressors.</text:p>
      <text:p text:style-name="P56"/>
      <text:p text:style-name="P110">2:194</text:p>
      <text:p text:style-name="P56">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6"/>
      <text:p text:style-name="P109">2:195</text:p>
      <text:p text:style-name="P57">And spend in the Path of God, and do not throw yourselves with your own hands into destruction; And do Good; Indeed, God loves those who do Good.</text:p>
      <text:p text:style-name="P58"/>
      <text:p text:style-name="P58"/>
      <text:p text:style-name="P58"/>
      <text:p text:style-name="P58"/>
      <text:p text:style-name="P58"/>
      <text:p text:style-name="P58"/>
      <text:p text:style-name="P58"/>
      <text:p text:style-name="P58"/>
      <text:p text:style-name="P58"/>
      <text:p text:style-name="P58"><text:soft-page-break/></text:p>
      <text:p text:style-name="P112">2:196</text:p>
      <text:p text:style-name="P5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59"/>
      <text:p text:style-name="P111">2:197</text:p>
      <text:p text:style-name="P60">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60"/>
      <text:p text:style-name="P111">2:198</text:p>
      <text:p text:style-name="P60">There is not any blame upon you, if you seek Bounty from your Lord; And when you depart from Elevation, then remember God near the Sacred Monument; And remember Him as He has Guided you, though you were from before, surely, among those who went astray.</text:p>
      <text:p text:style-name="P60"/>
      <text:p text:style-name="P111">2:199</text:p>
      <text:p text:style-name="P60">Then depart from wherever the people depart, and ask for Forgiveness from God; Indeed, God is <text:span text:style-name="T1">The Most Forgiving</text:span>, <text:span text:style-name="T1">The Most Merciful</text:span>.</text:p>
      <text:p text:style-name="P60"/>
      <text:p text:style-name="P111">2:200</text:p>
      <text:p text:style-name="P60">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03T20:12:02.172000000</dc:date>
    <meta:editing-duration>PT20H4M49S</meta:editing-duration>
    <meta:editing-cycles>75</meta:editing-cycles>
    <meta:document-statistic meta:table-count="0" meta:image-count="0" meta:object-count="0" meta:page-count="36" meta:paragraph-count="550" meta:word-count="8301" meta:character-count="44365" meta:non-whitespace-character-count="36496"/>
  </office:meta>
</office:document-meta>
</file>